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18633e" officeooo:paragraph-rsid="0018633e"/>
    </style:style>
    <style:style style:name="P2" style:family="paragraph" style:parent-style-name="Text_20_body">
      <style:paragraph-properties fo:text-align="justify" style:justify-single-word="false"/>
      <style:text-properties officeooo:rsid="049e7e90" officeooo:paragraph-rsid="049e7e90"/>
    </style:style>
    <style:style style:name="P3" style:family="paragraph" style:parent-style-name="Text_20_body">
      <style:paragraph-properties fo:text-align="justify" style:justify-single-word="false"/>
      <style:text-properties officeooo:rsid="0294c639" officeooo:paragraph-rsid="0294c639"/>
    </style:style>
    <style:style style:name="P4" style:family="paragraph" style:parent-style-name="Text_20_body">
      <style:paragraph-properties fo:text-align="justify" style:justify-single-word="false"/>
      <style:text-properties officeooo:rsid="04aaa725" officeooo:paragraph-rsid="04aaa725"/>
    </style:style>
    <style:style style:name="P5" style:family="paragraph" style:parent-style-name="Text_20_body">
      <style:paragraph-properties fo:text-align="justify" style:justify-single-word="false"/>
      <style:text-properties fo:font-style="normal" officeooo:rsid="0526dfd8" officeooo:paragraph-rsid="0526dfd8" style:font-style-asian="normal" style:font-style-complex="normal"/>
    </style:style>
    <style:style style:name="P6" style:family="paragraph" style:parent-style-name="Text_20_body">
      <style:paragraph-properties fo:text-align="justify" style:justify-single-word="false"/>
      <style:text-properties officeooo:rsid="04673efc" officeooo:paragraph-rsid="053df3e0"/>
    </style:style>
    <style:style style:name="P7" style:family="paragraph" style:parent-style-name="Text_20_body" style:list-style-name="L4">
      <style:paragraph-properties fo:text-align="justify" style:justify-single-word="false"/>
      <style:text-properties officeooo:paragraph-rsid="0546c285"/>
    </style:style>
    <style:style style:name="P8" style:family="paragraph" style:parent-style-name="Text_20_body" style:list-style-name="L4">
      <style:paragraph-properties fo:text-align="justify" style:justify-single-word="false"/>
      <style:text-properties officeooo:paragraph-rsid="0549fece"/>
    </style:style>
    <style:style style:name="P9" style:family="paragraph" style:parent-style-name="Text_20_body" style:list-style-name="L4">
      <style:paragraph-properties fo:text-align="justify" style:justify-single-word="false"/>
      <style:text-properties officeooo:paragraph-rsid="054d7d37"/>
    </style:style>
    <style:style style:name="P10" style:family="paragraph" style:parent-style-name="Text_20_body">
      <style:paragraph-properties fo:text-align="justify" style:justify-single-word="false"/>
      <style:text-properties officeooo:rsid="0542db92" officeooo:paragraph-rsid="0546c285"/>
    </style:style>
    <style:style style:name="P11" style:family="paragraph" style:parent-style-name="Text_20_body" style:list-style-name="L4">
      <style:paragraph-properties fo:text-align="justify" style:justify-single-word="false"/>
      <style:text-properties officeooo:rsid="054bd2b0" officeooo:paragraph-rsid="054d7d37"/>
    </style:style>
    <style:style style:name="P12" style:family="paragraph" style:parent-style-name="Text_20_body">
      <style:paragraph-properties fo:text-align="justify" style:justify-single-word="false"/>
      <style:text-properties officeooo:rsid="055113e4" officeooo:paragraph-rsid="0559240a"/>
    </style:style>
    <style:style style:name="P13" style:family="paragraph" style:parent-style-name="Text_20_body">
      <style:paragraph-properties fo:text-align="justify" style:justify-single-word="false"/>
      <style:text-properties officeooo:rsid="056d9885" officeooo:paragraph-rsid="05766e36"/>
    </style:style>
    <style:style style:name="P14" style:family="paragraph" style:parent-style-name="Text_20_body">
      <style:paragraph-properties fo:text-align="center" style:justify-single-word="false"/>
      <style:text-properties officeooo:rsid="056d9885" officeooo:paragraph-rsid="05766e36"/>
    </style:style>
    <style:style style:name="P15" style:family="paragraph" style:parent-style-name="Text_20_body">
      <style:paragraph-properties fo:text-align="start" style:justify-single-word="false"/>
      <style:text-properties officeooo:rsid="057a19b4" officeooo:paragraph-rsid="057a19b4"/>
    </style:style>
    <style:style style:name="P16" style:family="paragraph" style:parent-style-name="Text_20_body">
      <style:paragraph-properties fo:text-align="center" style:justify-single-word="false"/>
      <style:text-properties officeooo:rsid="057a19b4" officeooo:paragraph-rsid="057a19b4"/>
    </style:style>
    <style:style style:name="P17" style:family="paragraph" style:parent-style-name="Text_20_body">
      <style:paragraph-properties fo:text-align="start" style:justify-single-word="false"/>
      <style:text-properties officeooo:rsid="0584efe5" officeooo:paragraph-rsid="0584efe5"/>
    </style:style>
    <style:style style:name="P18" style:family="paragraph" style:parent-style-name="Heading_20_1">
      <style:paragraph-properties fo:text-align="justify" style:justify-single-word="false"/>
      <style:text-properties officeooo:rsid="0018633e" officeooo:paragraph-rsid="0018633e"/>
    </style:style>
    <style:style style:name="P19" style:family="paragraph" style:parent-style-name="Heading_20_1">
      <style:paragraph-properties fo:text-align="justify" style:justify-single-word="false"/>
      <style:text-properties officeooo:rsid="0407f8e9" officeooo:paragraph-rsid="0407f8e9"/>
    </style:style>
    <style:style style:name="P20" style:family="paragraph" style:parent-style-name="Heading_20_1">
      <style:paragraph-properties fo:text-align="justify" style:justify-single-word="false"/>
      <style:text-properties officeooo:rsid="0487b796" officeooo:paragraph-rsid="0487b796"/>
    </style:style>
    <style:style style:name="P21" style:family="paragraph" style:parent-style-name="Heading_20_1">
      <style:paragraph-properties fo:text-align="justify" style:justify-single-word="false"/>
      <style:text-properties officeooo:rsid="0030163b" officeooo:paragraph-rsid="0030163b"/>
    </style:style>
    <style:style style:name="P22" style:family="paragraph" style:parent-style-name="Heading_20_2">
      <style:paragraph-properties fo:text-align="justify" style:justify-single-word="false"/>
      <style:text-properties officeooo:rsid="0460b1f1" officeooo:paragraph-rsid="0460b1f1"/>
    </style:style>
    <style:style style:name="P23" style:family="paragraph" style:parent-style-name="Heading_20_2">
      <style:text-properties officeooo:rsid="0569740f" officeooo:paragraph-rsid="0569740f"/>
    </style:style>
    <style:style style:name="T1" style:family="text">
      <style:text-properties style:text-position="super 58%" officeooo:rsid="045d8321"/>
    </style:style>
    <style:style style:name="T2" style:family="text">
      <style:text-properties fo:font-style="italic" style:font-style-asian="italic" style:font-style-complex="italic"/>
    </style:style>
    <style:style style:name="T3" style:family="text">
      <style:text-properties fo:font-style="italic" officeooo:rsid="0543e9ed" style:font-style-asian="italic" style:font-style-complex="italic"/>
    </style:style>
    <style:style style:name="T4" style:family="text">
      <style:text-properties fo:font-style="italic" officeooo:rsid="055b9315" style:font-style-asian="italic" style:font-style-complex="italic"/>
    </style:style>
    <style:style style:name="T5" style:family="text">
      <style:text-properties fo:font-style="italic" officeooo:rsid="05860206" style:font-style-asian="italic" style:font-style-complex="italic"/>
    </style:style>
    <style:style style:name="T6" style:family="text">
      <style:text-properties fo:font-style="italic" officeooo:rsid="0587c516"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543e9ed" style:font-style-asian="normal" style:font-style-complex="normal"/>
    </style:style>
    <style:style style:name="T9" style:family="text">
      <style:text-properties fo:font-style="normal" officeooo:rsid="054545ff" style:font-style-asian="normal" style:font-style-complex="normal"/>
    </style:style>
    <style:style style:name="T10" style:family="text">
      <style:text-properties fo:font-style="normal" officeooo:rsid="0547d001" style:font-style-asian="normal" style:font-style-complex="normal"/>
    </style:style>
    <style:style style:name="T11" style:family="text">
      <style:text-properties fo:font-style="normal" officeooo:rsid="0548d731" style:font-style-asian="normal" style:font-style-complex="normal"/>
    </style:style>
    <style:style style:name="T12" style:family="text">
      <style:text-properties fo:font-style="normal" officeooo:rsid="0549fece" style:font-style-asian="normal" style:font-style-complex="normal"/>
    </style:style>
    <style:style style:name="T13" style:family="text">
      <style:text-properties fo:font-style="normal" officeooo:rsid="054ad025" style:font-style-asian="normal" style:font-style-complex="normal"/>
    </style:style>
    <style:style style:name="T14" style:family="text">
      <style:text-properties fo:font-style="normal" officeooo:rsid="054d7d37" style:font-style-asian="normal" style:font-style-complex="normal"/>
    </style:style>
    <style:style style:name="T15" style:family="text">
      <style:text-properties fo:font-style="normal" officeooo:rsid="054ecd27" style:font-style-asian="normal" style:font-style-complex="normal"/>
    </style:style>
    <style:style style:name="T16" style:family="text">
      <style:text-properties fo:font-style="normal" officeooo:rsid="0552fd3d" style:font-style-asian="normal" style:font-style-complex="normal"/>
    </style:style>
    <style:style style:name="T17" style:family="text">
      <style:text-properties fo:font-style="normal" officeooo:rsid="055828d9" style:font-style-asian="normal" style:font-style-complex="normal"/>
    </style:style>
    <style:style style:name="T18" style:family="text">
      <style:text-properties fo:font-style="normal" officeooo:rsid="0559240a" style:font-style-asian="normal" style:font-style-complex="normal"/>
    </style:style>
    <style:style style:name="T19" style:family="text">
      <style:text-properties fo:font-style="normal" officeooo:rsid="055ae5dc" style:font-style-asian="normal" style:font-style-complex="normal"/>
    </style:style>
    <style:style style:name="T20" style:family="text">
      <style:text-properties fo:font-style="normal" officeooo:rsid="055b9315" style:font-style-asian="normal" style:font-style-complex="normal"/>
    </style:style>
    <style:style style:name="T21" style:family="text">
      <style:text-properties fo:font-style="normal" officeooo:rsid="055d5f9d" style:font-style-asian="normal" style:font-style-complex="normal"/>
    </style:style>
    <style:style style:name="T22" style:family="text">
      <style:text-properties fo:font-style="normal" officeooo:rsid="055e1f76" style:font-style-asian="normal" style:font-style-complex="normal"/>
    </style:style>
    <style:style style:name="T23" style:family="text">
      <style:text-properties fo:font-style="normal" officeooo:rsid="0562aae3" style:font-style-asian="normal" style:font-style-complex="normal"/>
    </style:style>
    <style:style style:name="T24" style:family="text">
      <style:text-properties fo:font-style="normal" officeooo:rsid="0567953a" style:font-style-asian="normal" style:font-style-complex="normal"/>
    </style:style>
    <style:style style:name="T25" style:family="text">
      <style:text-properties fo:font-style="normal" officeooo:rsid="05735c9c" style:font-style-asian="normal" style:font-style-complex="normal"/>
    </style:style>
    <style:style style:name="T26" style:family="text">
      <style:text-properties fo:font-style="normal" officeooo:rsid="0574244b" style:font-style-asian="normal" style:font-style-complex="normal"/>
    </style:style>
    <style:style style:name="T27" style:family="text">
      <style:text-properties fo:font-style="normal" officeooo:rsid="0574953e" style:font-style-asian="normal" style:font-style-complex="normal"/>
    </style:style>
    <style:style style:name="T28" style:family="text">
      <style:text-properties fo:font-style="normal" officeooo:rsid="05751a00" style:font-style-asian="normal" style:font-style-complex="normal"/>
    </style:style>
    <style:style style:name="T29" style:family="text">
      <style:text-properties fo:font-style="normal" officeooo:rsid="057a6b9f" style:font-style-asian="normal" style:font-style-complex="normal"/>
    </style:style>
    <style:style style:name="T30" style:family="text">
      <style:text-properties fo:font-style="normal" officeooo:rsid="057dee83" style:font-style-asian="normal" style:font-style-complex="normal"/>
    </style:style>
    <style:style style:name="T31" style:family="text">
      <style:text-properties fo:font-style="normal" officeooo:rsid="0580ed73" style:font-style-asian="normal" style:font-style-complex="normal"/>
    </style:style>
    <style:style style:name="T32" style:family="text">
      <style:text-properties fo:font-style="normal" officeooo:rsid="05812251" style:font-style-asian="normal" style:font-style-complex="normal"/>
    </style:style>
    <style:style style:name="T33" style:family="text">
      <style:text-properties fo:font-style="normal" officeooo:rsid="05817632" style:font-style-asian="normal" style:font-style-complex="normal"/>
    </style:style>
    <style:style style:name="T34" style:family="text">
      <style:text-properties fo:font-style="normal" officeooo:rsid="05860206" style:font-style-asian="normal" style:font-style-complex="normal"/>
    </style:style>
    <style:style style:name="T35" style:family="text">
      <style:text-properties fo:font-style="normal" officeooo:rsid="0587c516" style:font-style-asian="normal" style:font-style-complex="normal"/>
    </style:style>
    <style:style style:name="T36" style:family="text">
      <style:text-properties officeooo:rsid="043437e7"/>
    </style:style>
    <style:style style:name="T37" style:family="text">
      <style:text-properties officeooo:rsid="045d8321"/>
    </style:style>
    <style:style style:name="T38" style:family="text">
      <style:text-properties officeooo:rsid="04611405"/>
    </style:style>
    <style:style style:name="T39" style:family="text">
      <style:text-properties officeooo:rsid="04bb007a"/>
    </style:style>
    <style:style style:name="T40" style:family="text">
      <style:text-properties officeooo:rsid="05294e6c"/>
    </style:style>
    <style:style style:name="T41" style:family="text">
      <style:text-properties officeooo:rsid="052d28fb"/>
    </style:style>
    <style:style style:name="T42" style:family="text">
      <style:text-properties officeooo:rsid="052e2339"/>
    </style:style>
    <style:style style:name="T43" style:family="text">
      <style:text-properties officeooo:rsid="05354940"/>
    </style:style>
    <style:style style:name="T44" style:family="text">
      <style:text-properties officeooo:rsid="0543e9ed"/>
    </style:style>
    <style:style style:name="T45" style:family="text">
      <style:text-properties style:text-position="sub 58%" fo:font-style="italic" officeooo:rsid="0587c516" style:font-style-asian="italic" style:font-style-complex="italic"/>
    </style:style>
    <style:style style:name="T46" style:family="text">
      <style:text-properties style:text-position="sub 58%" fo:font-style="normal" officeooo:rsid="0587c516" style:font-style-asian="normal" style:font-style-complex="normal"/>
    </style:style>
    <style:style style:name="T47" style:family="text">
      <style:text-properties style:text-position="0% 100%" fo:font-style="italic" officeooo:rsid="0587c516" style:font-style-asian="italic" style:font-style-complex="italic"/>
    </style:style>
    <style:style style:name="T48" style:family="text">
      <style:text-properties style:text-position="0% 100%" fo:font-style="normal" officeooo:rsid="0587c516" style:font-style-asian="normal" style:font-style-complex="normal"/>
    </style:style>
    <style:style style:name="fr1"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9cm" fo:text-indent="-0.635cm" fo:margin-left="1.3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5cm" fo:text-indent="-0.635cm" fo:margin-left="7.10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S<text:span text:style-name="T37">4102 </text:span>W<text:span text:style-name="T42">11</text:span> Practical</text:p>
      <text:p text:style-name="P1">150015752</text:p>
      <text:p text:style-name="P1"><text:span text:style-name="T41">26</text:span><text:span text:style-name="T1">th</text:span><text:span text:style-name="T37"> April 2019</text:span></text:p>
      <text:p text:style-name="P1"/>
      <text:h text:style-name="P18" text:outline-level="1">Overview</text:h>
      <text:h text:style-name="P22" text:outline-level="2">Basic Specificat<text:span text:style-name="T38">i</text:span>on</text:h>
      <text:p text:style-name="P6"><text:span text:style-name="T43">A</text:span>ssignment of the practical is to implement <text:span text:style-name="T39">a Java application to model 3D faces based on provided csv files. In particular, a triangle should be displayed in the screen where each of its vertices represent a face provided in the csv files. The user should be able to click anywhere in the triangle and a new synthetic face should be generated by combining the three faces . The synthetic face is result of interpolation between shapes and colors of the three faces based on the clicked position. The project uses orthographical projection and single direction light source aligned with the viewing direction. Both flat shading and Gouraud shading is utilized and compared.</text:span></text:p>
      <text:h text:style-name="P19" text:outline-level="1">Running</text:h>
      <text:p text:style-name="P3"><text:span text:style-name="T36">The jar file</text:span> is in out/artifacts/ folder and can be run by th<text:span text:style-name="T36">is </text:span>command:</text:p>
      <text:p text:style-name="P2">java -jar CS4<text:span text:style-name="T40">204</text:span>Practical1.jar</text:p>
      <text:h text:style-name="P18" text:outline-level="1">Design and Implementation</text:h>
      <text:h text:style-name="P23" text:outline-level="2">Generating Faces</text:h>
      <text:p text:style-name="P10">One of the main aims of the design was to write modular code in order to easily provide extensions for the basic assignment. The<text:span text:style-name="T44">refore, face shape and face texture is stored in the </text:span><text:span text:style-name="T3">Face</text:span><text:span text:style-name="T8"> class, but the faces are actually generated through a </text:span><text:span text:style-name="T3">FaceFactory </text:span><text:span text:style-name="T8">object. </text:span><text:span text:style-name="T9">To initialise, the object requires </text:span><text:span text:style-name="T10">file</text:span><text:span text:style-name="T9"> paths to:</text:span></text:p>
      <text:list xml:id="list570484598" text:style-name="L4">
        <text:list-item>
          <text:p text:style-name="P7"><text:span text:style-name="T9">mesh file</text:span></text:p>
        </text:list-item>
        <text:list-item>
          <text:p text:style-name="P8"><text:span text:style-name="T14">file holding </text:span><text:span text:style-name="T12">positions of vertices for </text:span><text:span text:style-name="T11">a</text:span><text:span text:style-name="T9">verage face </text:span></text:p>
        </text:list-item>
        <text:list-item>
          <text:p text:style-name="P9"><text:span text:style-name="T14">file holding </text:span><text:span text:style-name="T12">colors of vertices </text:span><text:span text:style-name="T13">for </text:span><text:span text:style-name="T9">average face</text:span></text:p>
        </text:list-item>
        <text:list-item>
          <text:p text:style-name="P11"><text:span text:style-name="T14">file holding </text:span><text:span text:style-name="T12">w</text:span><text:span text:style-name="T7">eights of each face sh</text:span><text:span text:style-name="T15">ape</text:span></text:p>
        </text:list-item>
        <text:list-item>
          <text:p text:style-name="P11"><text:span text:style-name="T14">file holding </text:span><text:span text:style-name="T7">weights of each face </text:span><text:span text:style-name="T15">color</text:span></text:p>
        </text:list-item>
      </text:list>
      <text:p text:style-name="P12"><text:span text:style-name="T16">This </text:span><text:span text:style-name="T7">data is loaded into memory as it is required for generation of each face. </text:span><text:span text:style-name="T17">New faces are obtained by adding offsets of positions and colors to the data loaded into the factory object. </text:span><text:span text:style-name="T18">These offsets are </text:span><text:span text:style-name="T17">contained in face file</text:span><text:span text:style-name="T18">s</text:span><text:span text:style-name="T17"> larger than 000. </text:span><text:span text:style-name="T19">Before addition, these offsets are multiplied by </text:span><text:span text:style-name="T20">weights in the </text:span><text:span text:style-name="T4">sh_ev.csv</text:span><text:span text:style-name="T20"> and </text:span><text:span text:style-name="T4">tx_ev.csv</text:span><text:span text:style-name="T20"> </text:span><text:span text:style-name="T21">files. </text:span><text:span text:style-name="T23">The weights also provide an easy way to tweak the impact of each face on the resulting synthetic face.</text:span><text:span text:style-name="T21"> </text:span><text:span text:style-name="T22">The factory design pattern lands well to program logic </text:span><text:span text:style-name="T24">of generating new objects based on some predetermined data</text:span><text:span text:style-name="T22">.</text:span></text:p>
      <text:p text:style-name="P13"><text:soft-page-break/><text:span text:style-name="T22">T</text:span><text:span text:style-name="T7">o create a new synthetic face, the three faces on vertices are added together in a weighted average based on mouse position in the triangle. </text:span><text:span text:style-name="T25">The weights obtained from </text:span><text:span text:style-name="T20">the </text:span><text:span text:style-name="T4">sh_ev.csv</text:span><text:span text:style-name="T20"> and </text:span><text:span text:style-name="T4">tx_ev.csv</text:span><text:span text:style-name="T20"> </text:span><text:span text:style-name="T21">files </text:span><text:span text:style-name="T26">are first multiplied by a number between 0 and 1 for each of the three faces, such that these three numbers sum up to </text:span><text:span text:style-name="T27">1</text:span><text:span text:style-name="T26">. </text:span><text:span text:style-name="T28">These three numbers are used as weights for the weighted average of all three faces </text:span><text:span text:style-name="T33">as shown below:</text:span></text:p>
      <text:p text:style-name="P14"><text:span text:style-name="T28"><draw:frame draw:style-name="fr1" draw:name="Object1" text:anchor-type="as-char" svg:y="-0.683cm" svg:width="7.549cm" svg:height="1.124cm" draw:z-index="0"><draw:object xlink:href="./Object 1" xlink:type="simple" xlink:show="embed" xlink:actuate="onLoad"/><draw:image xlink:href="./ObjectReplacements/Object 1" xlink:type="simple" xlink:show="embed" xlink:actuate="onLoad"/></draw:frame></text:span><text:span text:style-name="T28"><text:s/></text:span></text:p>
      <text:p text:style-name="P15"><text:span text:style-name="T28">A </text:span><text:span text:style-name="T7">naive solution to this task would be calculate weights by their distance from each vertex. However, </text:span><text:span text:style-name="T30">a </text:span><text:span text:style-name="T7">desired propert</text:span><text:span text:style-name="T30">y</text:span><text:span text:style-name="T7"> of the triangle is to only </text:span><text:span text:style-name="T29">interpolate between 2 face</text:span><text:span text:style-name="T31">s</text:span><text:span text:style-name="T29"> when selecting points on edge, </text:span><text:span text:style-name="T31">hence weight of face on opposite vertex is equal to 0</text:span><text:span text:style-name="T29">. </text:span><text:span text:style-name="T31">Such property is not satisfied when using the previously defined logic, </text:span><text:span text:style-name="T32">but is satisfied by Barycentric weights. These weights are acquired by the following formula:</text:span></text:p>
      <text:p text:style-name="P16"><text:span text:style-name="T32"><draw:frame draw:style-name="fr1" draw:name="Object2" text:anchor-type="as-char" svg:y="-0.693cm" svg:width="10.414cm" svg:height="1.145cm" draw:z-index="1"><draw:object xlink:href="./Object 2" xlink:type="simple" xlink:show="embed" xlink:actuate="onLoad"/><draw:image xlink:href="./ObjectReplacements/Object 2" xlink:type="simple" xlink:show="embed" xlink:actuate="onLoad"/></draw:frame></text:span></text:p>
      <text:p text:style-name="P16"><text:span text:style-name="T32"><draw:frame draw:style-name="fr1" draw:name="Object3" text:anchor-type="as-char" svg:y="-0.693cm" svg:width="10.416cm" svg:height="1.145cm" draw:z-index="2"><draw:object xlink:href="./Object 3" xlink:type="simple" xlink:show="embed" xlink:actuate="onLoad"/><draw:image xlink:href="./ObjectReplacements/Object 3" xlink:type="simple" xlink:show="embed" xlink:actuate="onLoad"/></draw:frame></text:span></text:p>
      <text:p text:style-name="P16"><text:span text:style-name="T32"><draw:frame draw:style-name="fr1" draw:name="Object4" text:anchor-type="as-char" svg:y="-0.377cm" svg:width="3.073cm" svg:height="0.531cm" draw:z-index="3"><draw:object xlink:href="./Object 4" xlink:type="simple" xlink:show="embed" xlink:actuate="onLoad"/><draw:image xlink:href="./ObjectReplacements/Object 4" xlink:type="simple" xlink:show="embed" xlink:actuate="onLoad"/></draw:frame></text:span></text:p>
      <text:p text:style-name="P17"><text:span text:style-name="T34">w</text:span><text:span text:style-name="T7">here </text:span><text:span text:style-name="T2">V1, V2</text:span><text:span text:style-name="T7"> and </text:span><text:span text:style-name="T2">V3</text:span><text:span text:style-name="T7"> are the three vertices of the triangle and </text:span><text:span text:style-name="T2">P</text:span><text:span text:style-name="T7"> is the clicked point.</text:span><text:span text:style-name="T34"> For example, suppose a triangle where vertices </text:span><text:span text:style-name="T5">V2 </text:span><text:span text:style-name="T34">and </text:span><text:span text:style-name="T5">V3</text:span><text:span text:style-name="T34"> share a same y-coordinate, hence they are in the same height. </text:span><text:span text:style-name="T35">The point </text:span><text:span text:style-name="T6">P </text:span><text:span text:style-name="T35">is only slided on the edge between these two vertices, therefore it shares the y-coordinate as well. Since </text:span><text:span text:style-name="T6">V2</text:span><text:span text:style-name="T45">Y</text:span><text:span text:style-name="T47"> </text:span><text:span text:style-name="T48">and </text:span><text:span text:style-name="T47">V3</text:span><text:span text:style-name="T45">y</text:span><text:span text:style-name="T47"> </text:span><text:span text:style-name="T48">are equal, and </text:span><text:span text:style-name="T47">P</text:span><text:span text:style-name="T45">y</text:span><text:span text:style-name="T47"> </text:span><text:span text:style-name="T48">and</text:span><text:span text:style-name="T47"> V3</text:span><text:span text:style-name="T45">y</text:span><text:span text:style-name="T47"> </text:span><text:span text:style-name="T48">are equal, the weight </text:span><text:span text:style-name="T47">W</text:span><text:span text:style-name="T45">1</text:span><text:span text:style-name="T47"> </text:span><text:span text:style-name="T48">equals to 0. Hence, the desired property is satisfied by this formula.</text:span></text:p>
      <text:h text:style-name="P20" text:outline-level="1">Testing</text:h>
      <text:p text:style-name="P5"/>
      <text:h text:style-name="P21" text:outline-level="1">Conclusion</text:h>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1T15:02:12.094352474</meta:creation-date>
    <dc:date>2019-04-26T18:05:13.570852875</dc:date>
    <meta:editing-duration>P3DT19H13M46S</meta:editing-duration>
    <meta:editing-cycles>806</meta:editing-cycles>
    <meta:generator>LibreOffice/6.1.5.2$Linux_X86_64 LibreOffice_project/10$Build-2</meta:generator>
    <meta:document-statistic meta:table-count="0" meta:image-count="0" meta:object-count="4" meta:page-count="2" meta:paragraph-count="27" meta:word-count="566" meta:character-count="3279" meta:non-whitespace-character-count="2739"/>
  </office:meta>
</office:document-meta>
</file>

<file path=Object 1/content.xml><?xml version="1.0" encoding="utf-8"?>
<math xmlns="http://www.w3.org/1998/Math/MathML" display="block">
  <semantics>
    <mrow>
      <mi mathvariant="italic">Face</mi>
      <mo stretchy="false">=</mo>
      <mfrac>
        <mrow>
          <mrow>
            <msub>
              <mi>W</mi>
              <mn>1</mn>
            </msub>
            <mo stretchy="false">∗</mo>
            <msub>
              <mi mathvariant="italic">Face</mi>
              <mn>1</mn>
            </msub>
          </mrow>
          <mo stretchy="false">+</mo>
          <mrow>
            <msub>
              <mi>W</mi>
              <mn>2</mn>
            </msub>
            <mo stretchy="false">∗</mo>
            <msub>
              <mi mathvariant="italic">Face</mi>
              <mn>2</mn>
            </msub>
          </mrow>
          <mo stretchy="false">+</mo>
          <mrow>
            <msub>
              <mi>W</mi>
              <mn>3</mn>
            </msub>
            <mo stretchy="false">∗</mo>
            <msub>
              <mi mathvariant="italic">Face</mi>
              <mn>3</mn>
            </msub>
          </mrow>
        </mrow>
        <mrow>
          <msub>
            <mi>W</mi>
            <mn>1</mn>
          </msub>
          <mo stretchy="false">+</mo>
          <msub>
            <mi>W</mi>
            <mn>2</mn>
          </msub>
          <mo stretchy="false">+</mo>
          <msub>
            <mi>W</mi>
            <mn>3</mn>
          </msub>
        </mrow>
      </mfrac>
    </mrow>
    <annotation encoding="StarMath 5.0">Face = {W_1*Face_1 + W_2*Face_2 + W_3*Face_3} over {W_1 + W_2 + W_3} </annotation>
  </semantics>
</math>
</file>

<file path=Object 2/content.xml><?xml version="1.0" encoding="utf-8"?>
<math xmlns="http://www.w3.org/1998/Math/MathML" display="block">
  <semantics>
    <mrow>
      <msub>
        <mi>W</mi>
        <mn>1</mn>
      </msub>
      <mo stretchy="false">=</mo>
      <mfrac>
        <mrow>
          <mrow>
            <mrow>
              <mo fence="true" stretchy="false">(</mo>
              <mrow>
                <mrow>
                  <mi>V</mi>
                  <mrow>
                    <msub>
                      <mn>2</mn>
                      <mi>y</mi>
                    </msub>
                    <mo stretchy="false">−</mo>
                    <mi>V</mi>
                  </mrow>
                  <msub>
                    <mn>3</mn>
                    <mi>y</mi>
                  </msub>
                </mrow>
              </mrow>
              <mo fence="true" stretchy="false">)</mo>
            </mrow>
            <mo stretchy="false">∗</mo>
            <mrow>
              <mo fence="true" stretchy="false">(</mo>
              <mrow>
                <mrow>
                  <mrow>
                    <msub>
                      <mi>P</mi>
                      <mi>x</mi>
                    </msub>
                    <mo stretchy="false">−</mo>
                    <mi>V</mi>
                  </mrow>
                  <msub>
                    <mn>3</mn>
                    <mi>x</mi>
                  </msub>
                </mrow>
              </mrow>
              <mo fence="true" stretchy="false">)</mo>
            </mrow>
          </mrow>
          <mo stretchy="false">+</mo>
          <mrow>
            <mrow>
              <mo fence="true" stretchy="false">(</mo>
              <mrow>
                <mrow>
                  <mi>V</mi>
                  <mrow>
                    <msub>
                      <mn>3</mn>
                      <mi>x</mi>
                    </msub>
                    <mo stretchy="false">−</mo>
                    <mi>V</mi>
                  </mrow>
                  <msub>
                    <mn>2</mn>
                    <mi>x</mi>
                  </msub>
                </mrow>
              </mrow>
              <mo fence="true" stretchy="false">)</mo>
            </mrow>
            <mo stretchy="false">∗</mo>
            <mrow>
              <mo fence="true" stretchy="false">(</mo>
              <mrow>
                <mrow>
                  <mrow>
                    <msub>
                      <mi>P</mi>
                      <mi>y</mi>
                    </msub>
                    <mo stretchy="false">−</mo>
                    <mi>V</mi>
                  </mrow>
                  <msub>
                    <mn>3</mn>
                    <mi>y</mi>
                  </msub>
                </mrow>
              </mrow>
              <mo fence="true" stretchy="false">)</mo>
            </mrow>
          </mrow>
        </mrow>
        <mrow>
          <mrow>
            <mrow>
              <mo fence="true" stretchy="false">(</mo>
              <mrow>
                <mrow>
                  <mi>V</mi>
                  <mrow>
                    <msub>
                      <mn>2</mn>
                      <mi>y</mi>
                    </msub>
                    <mo stretchy="false">−</mo>
                    <mi>V</mi>
                  </mrow>
                  <msub>
                    <mn>3</mn>
                    <mi>y</mi>
                  </msub>
                </mrow>
              </mrow>
              <mo fence="true" stretchy="false">)</mo>
            </mrow>
            <mo stretchy="false">∗</mo>
            <mrow>
              <mo fence="true" stretchy="false">(</mo>
              <mrow>
                <mrow>
                  <mi>V</mi>
                  <mrow>
                    <msub>
                      <mn>1</mn>
                      <mi>x</mi>
                    </msub>
                    <mo stretchy="false">−</mo>
                    <mi>V</mi>
                  </mrow>
                  <msub>
                    <mn>3</mn>
                    <mi>x</mi>
                  </msub>
                </mrow>
              </mrow>
              <mo fence="true" stretchy="false">)</mo>
            </mrow>
          </mrow>
          <mo stretchy="false">+</mo>
          <mrow>
            <mrow>
              <mo fence="true" stretchy="false">(</mo>
              <mrow>
                <mrow>
                  <mi>V</mi>
                  <mrow>
                    <msub>
                      <mn>3</mn>
                      <mi>x</mi>
                    </msub>
                    <mo stretchy="false">−</mo>
                    <mi>V</mi>
                  </mrow>
                  <msub>
                    <mn>2</mn>
                    <mi>x</mi>
                  </msub>
                </mrow>
              </mrow>
              <mo fence="true" stretchy="false">)</mo>
            </mrow>
            <mo stretchy="false">∗</mo>
            <mrow>
              <mo fence="true" stretchy="false">(</mo>
              <mrow>
                <mrow>
                  <mi>V</mi>
                  <mrow>
                    <msub>
                      <mn>1</mn>
                      <mi>y</mi>
                    </msub>
                    <mo stretchy="false">−</mo>
                    <mi>V</mi>
                  </mrow>
                  <msub>
                    <mn>3</mn>
                    <mi>y</mi>
                  </msub>
                </mrow>
              </mrow>
              <mo fence="true" stretchy="false">)</mo>
            </mrow>
          </mrow>
        </mrow>
      </mfrac>
    </mrow>
    <annotation encoding="StarMath 5.0">W_1 = {(V2_y - V3_y)*(P_x - V3_x) + (V3_x - V2_x)*(P_y - V3_y)} over {(V2_y - V3_y)*(V1_x - V3_x) + (V3_x - V2_x)*(V1_y - V3_y)} </annotation>
  </semantics>
</math>
</file>

<file path=Object 3/content.xml><?xml version="1.0" encoding="utf-8"?>
<math xmlns="http://www.w3.org/1998/Math/MathML" display="block">
  <semantics>
    <mrow>
      <msub>
        <mi>W</mi>
        <mn>2</mn>
      </msub>
      <mo stretchy="false">=</mo>
      <mfrac>
        <mrow>
          <mrow>
            <mrow>
              <mo fence="true" stretchy="false">(</mo>
              <mrow>
                <mrow>
                  <mi>V</mi>
                  <mrow>
                    <msub>
                      <mn>3</mn>
                      <mi>y</mi>
                    </msub>
                    <mo stretchy="false">−</mo>
                    <mi>V</mi>
                  </mrow>
                  <msub>
                    <mn>1</mn>
                    <mi>y</mi>
                  </msub>
                </mrow>
              </mrow>
              <mo fence="true" stretchy="false">)</mo>
            </mrow>
            <mo stretchy="false">∗</mo>
            <mrow>
              <mo fence="true" stretchy="false">(</mo>
              <mrow>
                <mrow>
                  <mrow>
                    <msub>
                      <mi>P</mi>
                      <mi>x</mi>
                    </msub>
                    <mo stretchy="false">−</mo>
                    <mi>V</mi>
                  </mrow>
                  <msub>
                    <mn>3</mn>
                    <mi>x</mi>
                  </msub>
                </mrow>
              </mrow>
              <mo fence="true" stretchy="false">)</mo>
            </mrow>
          </mrow>
          <mo stretchy="false">+</mo>
          <mrow>
            <mrow>
              <mo fence="true" stretchy="false">(</mo>
              <mrow>
                <mrow>
                  <mi>V</mi>
                  <mrow>
                    <msub>
                      <mn>1</mn>
                      <mi>x</mi>
                    </msub>
                    <mo stretchy="false">−</mo>
                    <mi>V</mi>
                  </mrow>
                  <msub>
                    <mn>3</mn>
                    <mi>x</mi>
                  </msub>
                </mrow>
              </mrow>
              <mo fence="true" stretchy="false">)</mo>
            </mrow>
            <mo stretchy="false">∗</mo>
            <mrow>
              <mo fence="true" stretchy="false">(</mo>
              <mrow>
                <mrow>
                  <mrow>
                    <msub>
                      <mi>P</mi>
                      <mi>y</mi>
                    </msub>
                    <mo stretchy="false">−</mo>
                    <mi>V</mi>
                  </mrow>
                  <msub>
                    <mn>3</mn>
                    <mi>y</mi>
                  </msub>
                </mrow>
              </mrow>
              <mo fence="true" stretchy="false">)</mo>
            </mrow>
          </mrow>
        </mrow>
        <mrow>
          <mrow>
            <mrow>
              <mo fence="true" stretchy="false">(</mo>
              <mrow>
                <mrow>
                  <mi>V</mi>
                  <mrow>
                    <msub>
                      <mn>2</mn>
                      <mi>y</mi>
                    </msub>
                    <mo stretchy="false">−</mo>
                    <mi>V</mi>
                  </mrow>
                  <msub>
                    <mn>3</mn>
                    <mi>y</mi>
                  </msub>
                </mrow>
              </mrow>
              <mo fence="true" stretchy="false">)</mo>
            </mrow>
            <mo stretchy="false">∗</mo>
            <mrow>
              <mo fence="true" stretchy="false">(</mo>
              <mrow>
                <mrow>
                  <mi>V</mi>
                  <mrow>
                    <msub>
                      <mn>1</mn>
                      <mi>x</mi>
                    </msub>
                    <mo stretchy="false">−</mo>
                    <mi>V</mi>
                  </mrow>
                  <msub>
                    <mn>3</mn>
                    <mi>x</mi>
                  </msub>
                </mrow>
              </mrow>
              <mo fence="true" stretchy="false">)</mo>
            </mrow>
          </mrow>
          <mo stretchy="false">+</mo>
          <mrow>
            <mrow>
              <mo fence="true" stretchy="false">(</mo>
              <mrow>
                <mrow>
                  <mi>V</mi>
                  <mrow>
                    <msub>
                      <mn>3</mn>
                      <mi>x</mi>
                    </msub>
                    <mo stretchy="false">−</mo>
                    <mi>V</mi>
                  </mrow>
                  <msub>
                    <mn>2</mn>
                    <mi>x</mi>
                  </msub>
                </mrow>
              </mrow>
              <mo fence="true" stretchy="false">)</mo>
            </mrow>
            <mo stretchy="false">∗</mo>
            <mrow>
              <mo fence="true" stretchy="false">(</mo>
              <mrow>
                <mrow>
                  <mi>V</mi>
                  <mrow>
                    <msub>
                      <mn>1</mn>
                      <mi>y</mi>
                    </msub>
                    <mo stretchy="false">−</mo>
                    <mi>V</mi>
                  </mrow>
                  <msub>
                    <mn>3</mn>
                    <mi>y</mi>
                  </msub>
                </mrow>
              </mrow>
              <mo fence="true" stretchy="false">)</mo>
            </mrow>
          </mrow>
        </mrow>
      </mfrac>
    </mrow>
    <annotation encoding="StarMath 5.0">W_2 = {(V3_y - V1_y)*(P_x - V3_x) + (V1_x - V3_x)*(P_y - V3_y)} over {(V2_y - V3_y)*(V1_x - V3_x) + (V3_x - V2_x)*(V1_y - V3_y)} </annotation>
  </semantics>
</math>
</file>

<file path=Object 4/content.xml><?xml version="1.0" encoding="utf-8"?>
<math xmlns="http://www.w3.org/1998/Math/MathML" display="block">
  <semantics>
    <mrow>
      <msub>
        <mi>W</mi>
        <mn>3</mn>
      </msub>
      <mo stretchy="false">=</mo>
      <mrow>
        <mn>1</mn>
        <mo stretchy="false">−</mo>
        <msub>
          <mi>W</mi>
          <mn>1</mn>
        </msub>
        <mo stretchy="false">−</mo>
        <msub>
          <mi>W</mi>
          <mn>2</mn>
        </msub>
      </mrow>
    </mrow>
    <annotation encoding="StarMath 5.0">W_3 = 1 - W_1 - W_2</annotation>
  </semantics>
</math>
</file>